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c77c" officeooo:paragraph-rsid="001fc77c"/>
    </style:style>
    <style:style style:name="P2" style:family="paragraph" style:parent-style-name="Standard">
      <style:text-properties officeooo:rsid="00201d59" officeooo:paragraph-rsid="00201d59"/>
    </style:style>
    <style:style style:name="T1" style:family="text">
      <style:text-properties officeooo:rsid="00201d59"/>
    </style:style>
    <style:style style:name="T2" style:family="text">
      <style:text-properties officeooo:rsid="00202d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stema de Agendamento de Consultas em um<text:span text:style-name="T2">a </text:span>Clínica Popular</text:p>
      <text:p text:style-name="P1"/>
      <text:p text:style-name="P1">Requisitos funcionais</text:p>
      <text:p text:style-name="P1"/>
      <text:p text:style-name="P1">- o sistema deve permitir o cadastro de consultas;</text:p>
      <text:p text:style-name="P1">- o sistema deve permitir a busca por consultas cadastradas;</text:p>
      <text:p text:style-name="P1">- o sistema deve permitir alterar informações de consulta cadastrada;</text:p>
      <text:p text:style-name="P1">- o sistema deve permitir a exclusão de consulta cadastrada;</text:p>
      <text:p text:style-name="P1">- o sistema deve permitir o cadastro de pacientes;</text:p>
      <text:p text:style-name="P1">- o sistema deve permitir a busca por pacientes cadastrados;</text:p>
      <text:p text:style-name="P1">- o sistema deve permitir alterar informações de pacientes cadastrados;</text:p>
      <text:p text:style-name="P1">- o sistema deve permitir a exclusão de pacientes cadastrados;</text:p>
      <text:p text:style-name="P1">- o sistema deve permitir o cadastro de médicos;</text:p>
      <text:p text:style-name="P1">- <text:span text:style-name="T1">o sistema deve permitir a busca por médicos cadastrados;</text:span></text:p>
      <text:p text:style-name="P1">- <text:span text:style-name="T1">o sistema deve permitir alterar informações de médicos cadastrados;</text:span></text:p>
      <text:p text:style-name="P1">- <text:span text:style-name="T1">o sistema deve permitir o cadastro de atendentes;</text:span></text:p>
      <text:p text:style-name="P1">- <text:span text:style-name="T1">o sistema deve permitir a busca por atendentes cadastrados;</text:span></text:p>
      <text:p text:style-name="P1">- <text:span text:style-name="T1">o sistema deve permitir alterar informações de atendentes cadastrados;</text:span></text:p>
      <text:p text:style-name="P1">- <text:span text:style-name="T1">o sistema deve permitir o login por usuário e senha;</text:span></text:p>
      <text:p text:style-name="P1">- <text:span text:style-name="T1">o sistema deve permitir diferentes modos de acesso (atendente, médico, administração);</text:span></text:p>
      <text:p text:style-name="P1">- <text:span text:style-name="T1">o sistema deve permitir redefinição de senha para todos os modos de acesso;</text:span></text:p>
      <text:p text:style-name="P1">- <text:span text:style-name="T1">o sistema deve permitir que um único modo de acesso </text:span><text:span text:style-name="T2">(administração) </text:span><text:span text:style-name="T1">redefina a senha d</text:span><text:span text:style-name="T2">os demais</text:span><text:span text:style-name="T1">;</text:span></text:p>
      <text:p text:style-name="P1">- <text:span text:style-name="T2">o sistema deve permitir o registro das ações efetuadas e por qual usuário;</text:span></text:p>
      <text:p text:style-name="P1"/>
      <text:p text:style-name="P1"/>
      <text:p text:style-name="P1"/>
      <text:p text:style-name="P2">Requisitos <text:span text:style-name="T2">não funcionais</text:span>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2T11:15:46.912220836</meta:creation-date>
    <dc:date>2025-09-22T11:46:15.271427072</dc:date>
    <meta:editing-duration>PT8M38S</meta:editing-duration>
    <meta:editing-cycles>1</meta:editing-cycles>
    <meta:document-statistic meta:table-count="0" meta:image-count="0" meta:object-count="0" meta:page-count="1" meta:paragraph-count="22" meta:word-count="218" meta:character-count="1338" meta:non-whitespace-character-count="1142"/>
    <meta:generator>LibreOffice/24.2.7.2$Linux_X86_64 LibreOffice_project/420$Build-2</meta:generator>
  </office:meta>
</office:document-meta>
</file>